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start="" draw:fill="none" draw:textarea-vertical-align="middle"/>
    </style:style>
    <style:style style:name="gr2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3" style:family="graphic" style:parent-style-name="objectwithoutfill">
      <style:graphic-properties draw:stroke="solid" draw:stroke-dash="Fine_20_Dashed" draw:marker-start="" draw:fill="none" draw:textarea-vertical-align="middle"/>
    </style:style>
    <style:style style:name="gr4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65cm" fo:min-width="0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objectwithoutfill">
      <style:graphic-properties draw:stroke="soli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Fine_20_Dashe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cm" svg:stroke-color="#6666ff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stroke="solid" draw:stroke-dash="Fine_20_Dashed" svg:stroke-width="0cm" svg:stroke-color="#6666ff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stroke="solid" svg:stroke-width="0cm" svg:stroke-color="#000000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2cm" fo:min-width="0.067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1cm" fo:min-width="0.068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632cm" fo:min-width="0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2cm" fo:min-width="0.566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1cm" fo:min-width="0.565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1cm" fo:min-width="0.5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weight="bold"/>
    </style:style>
    <style:style style:name="P4" style:family="paragraph">
      <style:text-properties fo:font-size="12pt" fo:font-weight="bold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18pt" fo:font-weight="bold"/>
    </style:style>
    <style:style style:name="T1" style:family="text">
      <style:text-properties fo:font-weight="bold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3" draw:text-style-name="P1" draw:layer="layout" svg:x1="24cm" svg:y1="14.9cm" svg:x2="24cm" svg:y2="4.3cm">
          <text:p/>
        </draw:line>
        <draw:line draw:style-name="gr3" draw:text-style-name="P1" draw:layer="layout" svg:x1="21cm" svg:y1="16.7cm" svg:x2="21cm" svg:y2="6.1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" draw:text-style-name="P1" draw:layer="layout" svg:x1="17.8cm" svg:y1="15.1cm" svg:x2="26.3cm" svg:y2="10.2cm">
          <text:p/>
        </draw:line>
        <draw:line draw:style-name="gr1" draw:text-style-name="P1" draw:layer="layout" svg:x1="17.8cm" svg:y1="11.6cm" svg:x2="26.3cm" svg:y2="6.7cm">
          <text:p/>
        </draw:line>
        <draw:line draw:style-name="gr1" draw:text-style-name="P1" draw:layer="layout" svg:x1="4.4cm" svg:y1="15cm" svg:x2="17.8cm" svg:y2="15.1cm">
          <text:p/>
        </draw:line>
        <draw:line draw:style-name="gr1" draw:text-style-name="P1" draw:layer="layout" svg:x1="4.4cm" svg:y1="11.5cm" svg:x2="17.8cm" svg:y2="11.6cm">
          <text:p/>
        </draw:line>
        <draw:line draw:style-name="gr3" draw:text-style-name="P1" draw:layer="layout" svg:x1="7.6cm" svg:y1="6cm" svg:x2="21cm" svg:y2="6.1cm">
          <text:p/>
        </draw:line>
        <draw:line draw:style-name="gr3" draw:text-style-name="P1" draw:layer="layout" svg:x1="10.6cm" svg:y1="4.2cm" svg:x2="24cm" svg:y2="4.3cm">
          <text:p/>
        </draw:line>
        <draw:line draw:style-name="gr3" draw:text-style-name="P1" draw:layer="layout" svg:x1="8.5cm" svg:y1="7.8cm" svg:x2="17cm" svg:y2="2.9cm">
          <text:p/>
        </draw:line>
        <draw:line draw:style-name="gr3" draw:text-style-name="P1" draw:layer="layout" svg:x1="13cm" svg:y1="7.9cm" svg:x2="21.5cm" svg:y2="3cm">
          <text:p/>
        </draw:line>
        <draw:line draw:style-name="gr1" draw:text-style-name="P1" draw:layer="layout" svg:x1="13.1cm" svg:y1="18.5cm" svg:x2="13.1cm" svg:y2="7.9cm">
          <text:p/>
        </draw:line>
        <draw:line draw:style-name="gr1" draw:text-style-name="P1" draw:layer="layout" svg:x1="8.5cm" svg:y1="18.4cm" svg:x2="8.5cm" svg:y2="7.8cm">
          <text:p/>
        </draw:line>
        <draw:line draw:style-name="gr4" draw:text-style-name="P2" draw:layer="layout" svg:x1="23.7cm" svg:y1="18.9cm" svg:x2="23.7cm" svg:y2="16.2cm">
          <text:p/>
        </draw:line>
        <draw:line draw:style-name="gr4" draw:text-style-name="P2" draw:layer="layout" svg:x1="23.7cm" svg:y1="18.9cm" svg:x2="26.9cm" svg:y2="18.8cm">
          <text:p/>
        </draw:line>
        <draw:line draw:style-name="gr4" draw:text-style-name="P2" draw:layer="layout" svg:x1="23.7cm" svg:y1="18.9cm" svg:x2="25.9cm" svg:y2="17.1cm">
          <text:p/>
        </draw:line>
        <draw:frame draw:style-name="gr5" draw:text-style-name="P3" draw:layer="layout" svg:width="0.68cm" svg:height="0.962cm" svg:x="26.5cm" svg:y="18.9cm">
          <draw:text-box>
            <text:p><text:span text:style-name="T1">i</text:span></text:p>
          </draw:text-box>
        </draw:frame>
        <draw:frame draw:style-name="gr5" draw:text-style-name="P3" draw:layer="layout" svg:width="0.68cm" svg:height="0.962cm" svg:x="25.861cm" svg:y="17.285cm">
          <draw:text-box>
            <text:p><text:span text:style-name="T1">j</text:span></text:p>
          </draw:text-box>
        </draw:frame>
        <draw:frame draw:style-name="gr6" draw:text-style-name="P3" draw:layer="layout" svg:width="0.953cm" svg:height="0.962cm" svg:x="22.647cm" svg:y="16.5cm">
          <draw:text-box>
            <text:p><text:span text:style-name="T1">k</text:span></text:p>
          </draw:text-box>
        </draw:frame>
        <draw:frame draw:style-name="gr7" draw:text-style-name="P3" draw:layer="layout" svg:width="1.988cm" svg:height="0.962cm" svg:x="3.412cm" svg:y="18.5cm">
          <draw:text-box>
            <text:p><text:span text:style-name="T1">(i,j,k)</text:span></text:p>
          </draw:text-box>
        </draw:frame>
      </draw:page>
      <draw:page draw:name="page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8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frame draw:style-name="gr5" draw:layer="layout" svg:width="4.058cm" svg:height="0.962cm" svg:x="1.242cm" svg:y="1.138cm">
          <draw:text-box>
            <text:p>Elemento #1</text:p>
          </draw:text-box>
        </draw:frame>
        <draw:line draw:style-name="gr9" draw:text-style-name="P1" draw:layer="layout" svg:x1="8.5cm" svg:y1="18.4cm" svg:x2="11.8cm" svg:y2="16.5cm">
          <text:p/>
        </draw:line>
        <draw:line draw:style-name="gr9" draw:text-style-name="P1" draw:layer="layout" svg:x1="7.7cm" svg:y1="16.5cm" svg:x2="11.7cm" svg:y2="16.5cm">
          <text:p/>
        </draw:line>
        <draw:line draw:style-name="gr9" draw:text-style-name="P1" draw:layer="layout" svg:x1="4.6cm" svg:y1="18.3cm" svg:x2="7.7cm" svg:y2="16.5cm">
          <text:p/>
        </draw:line>
        <draw:line draw:style-name="gr8" draw:text-style-name="P1" draw:layer="layout" svg:x1="4.4cm" svg:y1="18.4cm" svg:x2="8.5cm" svg:y2="18.4cm">
          <text:p/>
        </draw:line>
        <draw:line draw:style-name="gr8" draw:text-style-name="P1" draw:layer="layout" svg:x1="8.5cm" svg:y1="18.5cm" svg:x2="8.4cm" svg:y2="11.5cm">
          <text:p/>
        </draw:line>
        <draw:line draw:style-name="gr8" draw:text-style-name="P1" draw:layer="layout" svg:x1="4.4cm" svg:y1="7.8cm" svg:x2="8.4cm" svg:y2="11.5cm">
          <text:p/>
        </draw:line>
        <draw:line draw:style-name="gr9" draw:text-style-name="P1" draw:layer="layout" svg:x1="4.4cm" svg:y1="7.8cm" svg:x2="7.6cm" svg:y2="9.6cm">
          <text:p/>
        </draw:line>
        <draw:line draw:style-name="gr9" draw:text-style-name="P1" draw:layer="layout" svg:x1="11.7cm" svg:y1="16.6cm" svg:x2="11.7cm" svg:y2="13cm">
          <text:p/>
        </draw:line>
        <draw:line draw:style-name="gr9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frame draw:style-name="gr5" draw:text-style-name="P4" draw:layer="layout" svg:width="4.828cm" svg:height="4.075cm" svg:x="1.3cm" svg:y="2.325cm">
          <draw:text-box>
            <text:p><text:span text:style-name="T2">No 1: (i <text:s text:c="4"/>, j <text:s text:c="4"/>, k <text:s text:c="5"/>)</text:span></text:p>
            <text:p><text:span text:style-name="T2">No 2: (i+1 , j <text:s text:c="4"/>, k <text:s text:c="5"/>)</text:span></text:p>
            <text:p><text:span text:style-name="T2">No 3: (i+1 , j+1 , k <text:s text:c="5"/>)</text:span></text:p>
            <text:p><text:span text:style-name="T2">No 4: (i <text:s text:c="4"/>, j+1 , k <text:s text:c="5"/>)</text:span></text:p>
            <text:p><text:span text:style-name="T2">No 5: (i <text:s text:c="4"/>, j <text:s text:c="4"/>, k+3 <text:s/>)</text:span></text:p>
            <text:p><text:span text:style-name="T2">No 6: (i+1 , j <text:s text:c="4"/>, k+2 <text:s/>)</text:span></text:p>
            <text:p><text:span text:style-name="T2">No 7: (i+1 , j+1 , k+1 <text:s/>)</text:span></text:p>
            <text:p><text:span text:style-name="T2">No 8: (i <text:s text:c="3"/>, <text:s/>j+1 , k+2 )</text:span></text:p>
          </draw:text-box>
        </draw:frame>
      </draw:page>
      <draw:page draw:name="page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8.5cm" svg:y1="18.4cm" svg:x2="11.8cm" svg:y2="16.5cm">
          <text:p/>
        </draw:line>
        <draw:line draw:style-name="gr9" draw:text-style-name="P1" draw:layer="layout" svg:x1="13cm" svg:y1="18.5cm" svg:x2="16.3cm" svg:y2="16.6cm">
          <text:p/>
        </draw:line>
        <draw:line draw:style-name="gr8" draw:text-style-name="P1" draw:layer="layout" svg:x1="8.5cm" svg:y1="18.4cm" svg:x2="13.1cm" svg:y2="18.5cm">
          <text:p/>
        </draw:line>
        <draw:line draw:style-name="gr9" draw:text-style-name="P1" draw:layer="layout" svg:x1="11.7cm" svg:y1="16.5cm" svg:x2="16.3cm" svg:y2="16.6cm">
          <text:p/>
        </draw:line>
        <draw:line draw:style-name="gr9" draw:text-style-name="P1" draw:layer="layout" svg:x1="11.7cm" svg:y1="16.6cm" svg:x2="11.7cm" svg:y2="13cm">
          <text:p/>
        </draw:line>
        <draw:line draw:style-name="gr9" draw:text-style-name="P1" draw:layer="layout" svg:x1="16.3cm" svg:y1="16.6cm" svg:x2="16.3cm" svg:y2="13cm">
          <text:p/>
        </draw:line>
        <draw:line draw:style-name="gr8" draw:text-style-name="P1" draw:layer="layout" svg:x1="8.5cm" svg:y1="18.5cm" svg:x2="8.4cm" svg:y2="11.5cm">
          <text:p/>
        </draw:line>
        <draw:line draw:style-name="gr8" draw:text-style-name="P1" draw:layer="layout" svg:x1="13.1cm" svg:y1="18.5cm" svg:x2="13cm" svg:y2="11.5cm">
          <text:p/>
        </draw:line>
        <draw:line draw:style-name="gr9" draw:text-style-name="P1" draw:layer="layout" svg:x1="11.7cm" svg:y1="12.9cm" svg:x2="16.3cm" svg:y2="13cm">
          <text:p/>
        </draw:line>
        <draw:line draw:style-name="gr9" draw:text-style-name="P1" draw:layer="layout" svg:x1="13cm" svg:y1="11.5cm" svg:x2="16.4cm" svg:y2="13.1cm">
          <text:p/>
        </draw:line>
        <draw:line draw:style-name="gr8" draw:text-style-name="P1" draw:layer="layout" svg:x1="8.4cm" svg:y1="11.4cm" svg:x2="13cm" svg:y2="11.5cm">
          <text:p/>
        </draw:line>
        <draw:line draw:style-name="gr9" draw:text-style-name="P1" draw:layer="layout" svg:x1="8.4cm" svg:y1="11.4cm" svg:x2="11.8cm" svg:y2="13cm">
          <text:p/>
        </draw:line>
        <draw:frame draw:style-name="gr5" draw:layer="layout" svg:width="4.058cm" svg:height="0.962cm" svg:x="1.242cm" svg:y="1.138cm">
          <draw:text-box>
            <text:p>Elemento #2</text:p>
          </draw:text-box>
        </draw:frame>
        <draw:frame draw:style-name="gr5" draw:text-style-name="P4" draw:layer="layout" svg:width="4.828cm" svg:height="4.075cm" svg:x="1.3cm" svg:y="2.326cm">
          <draw:text-box>
            <text:p><text:span text:style-name="T2">No 1: (i+1 , j <text:s text:c="4"/>, k <text:s text:c="5"/>)</text:span></text:p>
            <text:p><text:span text:style-name="T2">No 2: (i+2 , j <text:s text:c="4"/>, k <text:s text:c="5"/>)</text:span></text:p>
            <text:p><text:span text:style-name="T2">No 3: (i+2 , j+1 , k <text:s text:c="5"/>)</text:span></text:p>
            <text:p><text:span text:style-name="T2">No 4: (i+1 , j+1 , k <text:s text:c="5"/>)</text:span></text:p>
            <text:p><text:span text:style-name="T2">No 5: (i+1 , j <text:s text:c="4"/>, k+2 <text:s/>)</text:span></text:p>
            <text:p><text:span text:style-name="T2">No 6: (i+2 , j <text:s text:c="4"/>, k+2 <text:s/>)</text:span></text:p>
            <text:p><text:span text:style-name="T2">No 7: (i+2 , j+1 , k+1 <text:s/>)</text:span></text:p>
            <text:p><text:span text:style-name="T2">No 8: (i +1, j+1 , k+1 )</text:span></text:p>
          </draw:text-box>
        </draw:frame>
      </draw:page>
      <draw:page draw:name="page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frame draw:style-name="gr5" draw:layer="layout" svg:width="4.058cm" svg:height="0.962cm" svg:x="1.242cm" svg:y="1.138cm">
          <draw:text-box>
            <text:p>Elemento #3</text:p>
          </draw:text-box>
        </draw:frame>
        <draw:line draw:style-name="gr8" draw:text-style-name="P1" draw:layer="layout" svg:x1="13.1cm" svg:y1="18.5cm" svg:x2="13cm" svg:y2="11.5cm">
          <text:p/>
        </draw:line>
        <draw:line draw:style-name="gr8" draw:text-style-name="P1" draw:layer="layout" svg:x1="13.1cm" svg:y1="18.5cm" svg:x2="17.8cm" svg:y2="18.5cm">
          <text:p/>
        </draw:line>
        <draw:line draw:style-name="gr8" draw:text-style-name="P1" draw:layer="layout" svg:x1="17.8cm" svg:y1="18.5cm" svg:x2="17.8cm" svg:y2="7.8cm">
          <text:p/>
        </draw:line>
        <draw:line draw:style-name="gr8" draw:text-style-name="P1" draw:layer="layout" svg:x1="21cm" svg:y1="16.7cm" svg:x2="20.9cm" svg:y2="9.7cm">
          <text:p/>
        </draw:line>
        <draw:line draw:style-name="gr8" draw:text-style-name="P1" draw:layer="layout" svg:x1="17.8cm" svg:y1="18.5cm" svg:x2="21cm" svg:y2="16.7cm">
          <text:p/>
        </draw:line>
        <draw:line draw:style-name="gr9" draw:text-style-name="P1" draw:layer="layout" svg:x1="13.2cm" svg:y1="18.4cm" svg:x2="16.5cm" svg:y2="16.5cm">
          <text:p/>
        </draw:line>
        <draw:line draw:style-name="gr9" draw:text-style-name="P1" draw:layer="layout" svg:x1="16.3cm" svg:y1="16.6cm" svg:x2="21cm" svg:y2="16.6cm">
          <text:p/>
        </draw:line>
        <draw:line draw:style-name="gr9" draw:text-style-name="P1" draw:layer="layout" svg:x1="16.3cm" svg:y1="16.6cm" svg:x2="16.3cm" svg:y2="13cm">
          <text:p/>
        </draw:line>
        <draw:line draw:style-name="gr9" draw:text-style-name="P1" draw:layer="layout" svg:x1="13cm" svg:y1="11.5cm" svg:x2="16.4cm" svg:y2="13.1cm">
          <text:p/>
        </draw:line>
        <draw:line draw:style-name="gr9" draw:text-style-name="P1" draw:layer="layout" svg:x1="20.9cm" svg:y1="9.8cm" svg:x2="16.4cm" svg:y2="13.1cm">
          <text:p/>
        </draw:line>
        <draw:line draw:style-name="gr8" draw:text-style-name="P1" draw:layer="layout" svg:x1="17.8cm" svg:y1="7.8cm" svg:x2="13cm" svg:y2="11.5cm">
          <text:p/>
        </draw:line>
        <draw:line draw:style-name="gr10" draw:text-style-name="P1" draw:layer="layout" svg:x1="17.8cm" svg:y1="7.8cm" svg:x2="20.9cm" svg:y2="9.9cm">
          <text:p/>
        </draw:line>
        <draw:line draw:style-name="gr9" draw:text-style-name="P1" draw:layer="layout" svg:x1="16.5cm" svg:y1="16.6cm" svg:x2="21cm" svg:y2="16.6cm">
          <text:p/>
        </draw:line>
        <draw:frame draw:style-name="gr5" draw:text-style-name="P4" draw:layer="layout" svg:width="4.828cm" svg:height="4.075cm" svg:x="1.3cm" svg:y="2.327cm">
          <draw:text-box>
            <text:p><text:span text:style-name="T2">No 1: (i+2 , j <text:s text:c="4"/>, k <text:s text:c="5"/>)</text:span></text:p>
            <text:p><text:span text:style-name="T2">No 2: (i+3 , j <text:s text:c="4"/>, k <text:s text:c="5"/>)</text:span></text:p>
            <text:p><text:span text:style-name="T2">No 3: (i+3 , j+1 , k <text:s text:c="5"/>)</text:span></text:p>
            <text:p><text:span text:style-name="T2">No 4: (i+2 , j+1 , k <text:s text:c="5"/>)</text:span></text:p>
            <text:p><text:span text:style-name="T2">No 5: (i+2 , j <text:s text:c="4"/>, k+2 <text:s/>)</text:span></text:p>
            <text:p><text:span text:style-name="T2">No 6: (i+3 , j <text:s text:c="4"/>, k+3 <text:s/>)</text:span></text:p>
            <text:p><text:span text:style-name="T2">No 7: (i+3 , j+1 , k+2 <text:s/>)</text:span></text:p>
            <text:p><text:span text:style-name="T2">No 8: (i+2, <text:s/>j+1 , k+1 <text:s/>)</text:span></text:p>
          </draw:text-box>
        </draw:frame>
      </draw:page>
      <draw:page draw:name="page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7cm" svg:y1="16.5cm" svg:x2="11.7cm" svg:y2="12.9cm">
          <text:p/>
        </draw:line>
        <draw:line draw:style-name="gr9" draw:text-style-name="P1" draw:layer="layout" svg:x1="7.7cm" svg:y1="16.5cm" svg:x2="11.7cm" svg:y2="16.5cm">
          <text:p/>
        </draw:line>
        <draw:line draw:style-name="gr9" draw:text-style-name="P1" draw:layer="layout" svg:x1="7.7cm" svg:y1="9.5cm" svg:x2="7.7cm" svg:y2="16.5cm">
          <text:p/>
        </draw:line>
        <draw:line draw:style-name="gr9" draw:text-style-name="P1" draw:layer="layout" svg:x1="11.7cm" svg:y1="16.5cm" svg:x2="14.8cm" svg:y2="14.8cm">
          <text:p/>
        </draw:line>
        <draw:line draw:style-name="gr9" draw:text-style-name="P1" draw:layer="layout" svg:x1="10.6cm" svg:y1="14.8cm" svg:x2="14.6cm" svg:y2="14.8cm">
          <text:p/>
        </draw:line>
        <draw:line draw:style-name="gr9" draw:text-style-name="P1" draw:layer="layout" svg:x1="14.6cm" svg:y1="14.9cm" svg:x2="14.6cm" svg:y2="11.3cm">
          <text:p/>
        </draw:line>
        <draw:line draw:style-name="gr9" draw:text-style-name="P1" draw:layer="layout" svg:x1="10.6cm" svg:y1="7.9cm" svg:x2="10.6cm" svg:y2="14.9cm">
          <text:p/>
        </draw:line>
        <draw:line draw:style-name="gr9" draw:text-style-name="P1" draw:layer="layout" svg:x1="7.6cm" svg:y1="16.5cm" svg:x2="10.7cm" svg:y2="14.8cm">
          <text:p/>
        </draw:line>
        <draw:line draw:style-name="gr9" draw:text-style-name="P1" draw:layer="layout" svg:x1="7.6cm" svg:y1="9.6cm" svg:x2="10.7cm" svg:y2="7.9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7.7cm" svg:y1="9.5cm" svg:x2="11.7cm" svg:y2="13cm">
          <text:p/>
        </draw:line>
        <draw:line draw:style-name="gr9" draw:text-style-name="P1" draw:layer="layout" svg:x1="10.6cm" svg:y1="8cm" svg:x2="14.6cm" svg:y2="11.5cm">
          <text:p/>
        </draw:line>
        <draw:frame draw:style-name="gr5" draw:layer="layout" svg:width="4.058cm" svg:height="0.962cm" svg:x="1.242cm" svg:y="1.138cm">
          <draw:text-box>
            <text:p>Elemento #4</text:p>
          </draw:text-box>
        </draw:frame>
        <draw:frame draw:style-name="gr5" draw:text-style-name="P4" draw:layer="layout" svg:width="4.828cm" svg:height="4.075cm" svg:x="1.3cm" svg:y="2.328cm">
          <draw:text-box>
            <text:p><text:span text:style-name="T2">No 1: (i <text:s text:c="4"/>, j+1 , k <text:s text:c="5"/>)</text:span></text:p>
            <text:p><text:span text:style-name="T2">No 2: (i+1 , j+1 , k <text:s text:c="5"/>)</text:span></text:p>
            <text:p><text:span text:style-name="T2">No 3: (i+1 , j+2 , k <text:s text:c="5"/>)</text:span></text:p>
            <text:p><text:span text:style-name="T2">No 4: (i <text:s text:c="4"/>, j+2 , k <text:s text:c="5"/>)</text:span></text:p>
            <text:p><text:span text:style-name="T2">No 5: (i <text:s text:c="4"/>, j+1 , k+2 <text:s/>)</text:span></text:p>
            <text:p><text:span text:style-name="T2">No 6: (i+1 , j+1 , k+1 <text:s/>)</text:span></text:p>
            <text:p><text:span text:style-name="T2">No 7: (i+1 , j+2 , k+1 <text:s/>)</text:span></text:p>
            <text:p><text:span text:style-name="T2">No 8: (i <text:s text:c="4"/>, j+2 , k+2 <text:s/>)</text:span></text:p>
          </draw:text-box>
        </draw:frame>
      </draw:page>
      <draw:page draw:name="page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7cm" svg:y1="16.5cm" svg:x2="11.7cm" svg:y2="12.9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1.6cm" svg:y1="16.5cm" svg:x2="14.7cm" svg:y2="14.8cm">
          <text:p/>
        </draw:line>
        <draw:line draw:style-name="gr9" draw:text-style-name="P1" draw:layer="layout" svg:x1="11.7cm" svg:y1="16.5cm" svg:x2="16.5cm" svg:y2="16.6cm">
          <text:p/>
        </draw:line>
        <draw:line draw:style-name="gr9" draw:text-style-name="P1" draw:layer="layout" svg:x1="14.5cm" svg:y1="14.8cm" svg:x2="19.3cm" svg:y2="14.9cm">
          <text:p/>
        </draw:line>
        <draw:line draw:style-name="gr9" draw:text-style-name="P1" draw:layer="layout" svg:x1="16.1cm" svg:y1="16.7cm" svg:x2="19.2cm" svg:y2="15cm">
          <text:p/>
        </draw:line>
        <draw:line draw:style-name="gr9" draw:text-style-name="P1" draw:layer="layout" svg:x1="19.3cm" svg:y1="15cm" svg:x2="19.3cm" svg:y2="11.4cm">
          <text:p/>
        </draw:line>
        <draw:line draw:style-name="gr9" draw:text-style-name="P1" draw:layer="layout" svg:x1="16.4cm" svg:y1="16.5cm" svg:x2="16.4cm" svg:y2="12.9cm">
          <text:p/>
        </draw:line>
        <draw:line draw:style-name="gr9" draw:text-style-name="P1" draw:layer="layout" svg:x1="11.7cm" svg:y1="12.9cm" svg:x2="16.5cm" svg:y2="13cm">
          <text:p/>
        </draw:line>
        <draw:line draw:style-name="gr9" draw:text-style-name="P1" draw:layer="layout" svg:x1="14.5cm" svg:y1="11.4cm" svg:x2="19.3cm" svg:y2="11.5cm">
          <text:p/>
        </draw:line>
        <draw:line draw:style-name="gr9" draw:text-style-name="P1" draw:layer="layout" svg:x1="16.3cm" svg:y1="13.1cm" svg:x2="19.4cm" svg:y2="11.4cm">
          <text:p/>
        </draw:line>
        <draw:frame draw:style-name="gr5" draw:layer="layout" svg:width="4.058cm" svg:height="0.962cm" svg:x="1.242cm" svg:y="1.138cm">
          <draw:text-box>
            <text:p>Elemento #5</text:p>
          </draw:text-box>
        </draw:frame>
        <draw:frame draw:style-name="gr5" draw:text-style-name="P4" draw:layer="layout" svg:width="4.828cm" svg:height="4.075cm" svg:x="1.3cm" svg:y="2.329cm">
          <draw:text-box>
            <text:p><text:span text:style-name="T2">No 1: (i+1 , j+1 , k <text:s text:c="5"/>)</text:span></text:p>
            <text:p><text:span text:style-name="T2">No 2: (i+2 , j+1 , k <text:s text:c="5"/>)</text:span></text:p>
            <text:p><text:span text:style-name="T2">No 3: (i+2 , j+2 , k <text:s text:c="5"/>)</text:span></text:p>
            <text:p><text:span text:style-name="T2">No 4: (i+1 , j+2 , k <text:s text:c="5"/>)</text:span></text:p>
            <text:p><text:span text:style-name="T2">No 5: (i+1 , j+1 , k+1 <text:s/>)</text:span></text:p>
            <text:p><text:span text:style-name="T2">No 6: (i+2 , j+1 , k+1 <text:s/>)</text:span></text:p>
            <text:p><text:span text:style-name="T2">No 7: (i+2 , j+2 , k+1 <text:s/>)</text:span></text:p>
            <text:p><text:span text:style-name="T2">No 8: (i+1 , j+2 , k+1 <text:s/>)</text:span></text:p>
          </draw:text-box>
        </draw:frame>
      </draw:page>
      <draw:page draw:name="page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9.3cm" svg:y1="15cm" svg:x2="19.3cm" svg:y2="11.4cm">
          <text:p/>
        </draw:line>
        <draw:line draw:style-name="gr9" draw:text-style-name="P1" draw:layer="layout" svg:x1="16.4cm" svg:y1="16.5cm" svg:x2="16.4cm" svg:y2="12.9cm">
          <text:p/>
        </draw:line>
        <draw:line draw:style-name="gr9" draw:text-style-name="P1" draw:layer="layout" svg:x1="16.3cm" svg:y1="13.1cm" svg:x2="19.4cm" svg:y2="11.4cm">
          <text:p/>
        </draw:line>
        <draw:line draw:style-name="gr9" draw:text-style-name="P1" draw:layer="layout" svg:x1="16.3cm" svg:y1="16.6cm" svg:x2="19.4cm" svg:y2="14.9cm">
          <text:p/>
        </draw:line>
        <draw:line draw:style-name="gr9" draw:text-style-name="P1" draw:layer="layout" svg:x1="16.5cm" svg:y1="16.6cm" svg:x2="21cm" svg:y2="16.6cm">
          <text:p/>
        </draw:line>
        <draw:line draw:style-name="gr9" draw:text-style-name="P1" draw:layer="layout" svg:x1="19.4cm" svg:y1="14.9cm" svg:x2="23.9cm" svg:y2="14.9cm">
          <text:p/>
        </draw:line>
        <draw:line draw:style-name="gr9" draw:text-style-name="P1" draw:layer="layout" svg:x1="16.5cm" svg:y1="16.6cm" svg:x2="21cm" svg:y2="16.6cm">
          <text:p/>
        </draw:line>
        <draw:line draw:style-name="gr8" draw:text-style-name="P1" draw:layer="layout" svg:x1="21cm" svg:y1="16.7cm" svg:x2="20.9cm" svg:y2="9.7cm">
          <text:p/>
        </draw:line>
        <draw:line draw:style-name="gr8" draw:text-style-name="P1" draw:layer="layout" svg:x1="24cm" svg:y1="14.9cm" svg:x2="23.9cm" svg:y2="7.9cm">
          <text:p/>
        </draw:line>
        <draw:line draw:style-name="gr10" draw:text-style-name="P1" draw:layer="layout" svg:x1="21cm" svg:y1="16.6cm" svg:x2="24.1cm" svg:y2="14.9cm">
          <text:p/>
        </draw:line>
        <draw:line draw:style-name="gr10" draw:text-style-name="P1" draw:layer="layout" svg:x1="20.8cm" svg:y1="9.7cm" svg:x2="23.9cm" svg:y2="8cm">
          <text:p/>
        </draw:line>
        <draw:line draw:style-name="gr9" draw:text-style-name="P2" draw:layer="layout" svg:x1="16.3cm" svg:y1="13cm" svg:x2="20.8cm" svg:y2="9.7cm">
          <text:p/>
        </draw:line>
        <draw:line draw:style-name="gr9" draw:text-style-name="P2" draw:layer="layout" svg:x1="19.4cm" svg:y1="11.4cm" svg:x2="23.8cm" svg:y2="8.1cm">
          <text:p/>
        </draw:line>
        <draw:frame draw:style-name="gr5" draw:layer="layout" svg:width="4.058cm" svg:height="0.962cm" svg:x="1.242cm" svg:y="1.138cm">
          <draw:text-box>
            <text:p>Elemento #6</text:p>
          </draw:text-box>
        </draw:frame>
        <draw:frame draw:style-name="gr5" draw:text-style-name="P4" draw:layer="layout" svg:width="4.828cm" svg:height="4.075cm" svg:x="1.3cm" svg:y="2.33cm">
          <draw:text-box>
            <text:p><text:span text:style-name="T2">No 1: (i+2 , j+1 , k <text:s text:c="5"/>)</text:span></text:p>
            <text:p><text:span text:style-name="T2">No 2: (i+3 , j+1 , k <text:s text:c="5"/>)</text:span></text:p>
            <text:p><text:span text:style-name="T2">No 3: (i+3 , j+2 , k <text:s text:c="5"/>)</text:span></text:p>
            <text:p><text:span text:style-name="T2">No 4: (i+2 , j+2 , k <text:s text:c="5"/>)</text:span></text:p>
            <text:p><text:span text:style-name="T2">No 5: (i+2 , j+1 , k+1 <text:s/>)</text:span></text:p>
            <text:p><text:span text:style-name="T2">No 6: (i+3 , j+1 , k+2 <text:s/>)</text:span></text:p>
            <text:p><text:span text:style-name="T2">No 7: (i+3 , j+2 , k+2 <text:s/>)</text:span></text:p>
            <text:p><text:span text:style-name="T2">No 8: (i+2 , j+2 , k+1 <text:s/>)</text:span></text:p>
          </draw:text-box>
        </draw:frame>
      </draw:page>
      <draw:page draw:name="page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0.6cm" svg:y1="14.8cm" svg:x2="14.7cm" svg:y2="14.8cm">
          <text:p/>
        </draw:line>
        <draw:line draw:style-name="gr9" draw:text-style-name="P2" draw:layer="layout" svg:x1="12.8cm" svg:y1="13.5cm" svg:x2="16.9cm" svg:y2="13.5cm">
          <text:p/>
        </draw:line>
        <draw:line draw:style-name="gr9" draw:text-style-name="P2" draw:layer="layout" svg:x1="14.7cm" svg:y1="14.8cm" svg:x2="17cm" svg:y2="13.5cm">
          <text:p/>
        </draw:line>
        <draw:line draw:style-name="gr9" draw:text-style-name="P2" draw:layer="layout" svg:x1="10.6cm" svg:y1="14.8cm" svg:x2="12.9cm" svg:y2="13.5cm">
          <text:p/>
        </draw:line>
        <draw:line draw:style-name="gr9" draw:text-style-name="P1" draw:layer="layout" svg:x1="10.6cm" svg:y1="7.9cm" svg:x2="10.6cm" svg:y2="14.9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0.5cm" svg:y1="7.9cm" svg:x2="14.5cm" svg:y2="11.4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1" draw:layer="layout" svg:x1="17cm" svg:y1="6.7cm" svg:x2="17cm" svg:y2="13.7cm">
          <text:p/>
        </draw:line>
        <draw:line draw:style-name="gr9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frame draw:style-name="gr5" draw:layer="layout" svg:width="4.058cm" svg:height="0.962cm" svg:x="1.242cm" svg:y="1.138cm">
          <draw:text-box>
            <text:p>Elemento #7</text:p>
          </draw:text-box>
        </draw:frame>
        <draw:frame draw:style-name="gr5" draw:text-style-name="P4" draw:layer="layout" svg:width="4.828cm" svg:height="4.075cm" svg:x="1.3cm" svg:y="2.331cm">
          <draw:text-box>
            <text:p><text:span text:style-name="T2">No 1: (i <text:s text:c="4"/>, j+2 , k <text:s text:c="5"/>)</text:span></text:p>
            <text:p><text:span text:style-name="T2">No 2: (i+1 , j+2 , k <text:s text:c="5"/>)</text:span></text:p>
            <text:p><text:span text:style-name="T2">No 3: (i+1 , j+3 , k <text:s text:c="5"/>)</text:span></text:p>
            <text:p><text:span text:style-name="T2">No 4: (i <text:s text:c="4"/>, j+3 , k <text:s text:c="5"/>)</text:span></text:p>
            <text:p><text:span text:style-name="T2">No 5: (i <text:s text:c="4"/>, j+2 , k+2 <text:s/>)</text:span></text:p>
            <text:p><text:span text:style-name="T2">No 6: (i+1 , j+2 , k+1 <text:s/>)</text:span></text:p>
            <text:p><text:span text:style-name="T2">No 7: (i+1 , j+3 , k+2 <text:s/>)</text:span></text:p>
            <text:p><text:span text:style-name="T2">No 8: (i <text:s text:c="4"/>, j+3 , k+3 <text:s/>)</text:span></text:p>
          </draw:text-box>
        </draw:frame>
      </draw:page>
      <draw:page draw:name="page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4.7cm" svg:y1="14.8cm" svg:x2="17cm" svg:y2="13.5cm">
          <text:p/>
        </draw:line>
        <draw:line draw:style-name="gr9" draw:text-style-name="P1" draw:layer="layout" svg:x1="17cm" svg:y1="6.7cm" svg:x2="17cm" svg:y2="13.7cm">
          <text:p/>
        </draw:line>
        <draw:line draw:style-name="gr9" draw:text-style-name="P2" draw:layer="layout" svg:x1="19.2cm" svg:y1="14.9cm" svg:x2="21.5cm" svg:y2="13.6cm">
          <text:p/>
        </draw:line>
        <draw:line draw:style-name="gr9" draw:text-style-name="P1" draw:layer="layout" svg:x1="14.5cm" svg:y1="14.8cm" svg:x2="19.3cm" svg:y2="14.9cm">
          <text:p/>
        </draw:line>
        <draw:line draw:style-name="gr9" draw:text-style-name="P1" draw:layer="layout" svg:x1="17cm" svg:y1="13.5cm" svg:x2="21.5cm" svg:y2="13.5cm">
          <text:p/>
        </draw:line>
        <draw:line draw:style-name="gr9" draw:text-style-name="P1" draw:layer="layout" svg:x1="21.5cm" svg:y1="6.6cm" svg:x2="21.5cm" svg:y2="13.6cm">
          <text:p/>
        </draw:line>
        <draw:line draw:style-name="gr9" draw:text-style-name="P2" draw:layer="layout" svg:x1="17cm" svg:y1="6.6cm" svg:x2="21.5cm" svg:y2="6.6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9.3cm" svg:y1="14.9cm" svg:x2="19.3cm" svg:y2="11.3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9" draw:text-style-name="P1" draw:layer="layout" svg:x1="14.4cm" svg:y1="11.3cm" svg:x2="19.2cm" svg:y2="11.4cm">
          <text:p/>
        </draw:line>
        <draw:frame draw:style-name="gr5" draw:layer="layout" svg:width="4.058cm" svg:height="0.962cm" svg:x="1.242cm" svg:y="1.138cm">
          <draw:text-box>
            <text:p>Elemento #8</text:p>
          </draw:text-box>
        </draw:frame>
        <draw:frame draw:style-name="gr5" draw:text-style-name="P4" draw:layer="layout" svg:width="4.828cm" svg:height="4.075cm" svg:x="1.3cm" svg:y="2.332cm">
          <draw:text-box>
            <text:p><text:span text:style-name="T2">No 1: (i+1 , j+2 , k <text:s text:c="5"/>)</text:span></text:p>
            <text:p><text:span text:style-name="T2">No 2: (i+2 , j+2 , k <text:s text:c="5"/>)</text:span></text:p>
            <text:p><text:span text:style-name="T2">No 3: (i+2 , j+3 , k <text:s text:c="5"/>)</text:span></text:p>
            <text:p><text:span text:style-name="T2">No 4: (i+1 , j+3 , k <text:s text:c="5"/>)</text:span></text:p>
            <text:p><text:span text:style-name="T2">No 5: (i+1 , j+2 , k+1 <text:s/>)</text:span></text:p>
            <text:p><text:span text:style-name="T2">No 6: (i+2 , j+2 , k+1 <text:s/>)</text:span></text:p>
            <text:p><text:span text:style-name="T2">No 7: (i+2 , j+3 , k+2 <text:s/>)</text:span></text:p>
            <text:p><text:span text:style-name="T2">No 8: (i+1 , j+3 , k+2 <text:s/>)</text:span></text:p>
          </draw:text-box>
        </draw:frame>
      </draw:page>
      <draw:page draw:name="page1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8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9.2cm" svg:y1="14.9cm" svg:x2="21.5cm" svg:y2="13.6cm">
          <text:p/>
        </draw:line>
        <draw:line draw:style-name="gr9" draw:text-style-name="P1" draw:layer="layout" svg:x1="21.5cm" svg:y1="6.6cm" svg:x2="21.5cm" svg:y2="13.6cm">
          <text:p/>
        </draw:line>
        <draw:line draw:style-name="gr9" draw:text-style-name="P1" draw:layer="layout" svg:x1="19.3cm" svg:y1="14.9cm" svg:x2="19.3cm" svg:y2="11.3cm">
          <text:p/>
        </draw:line>
        <draw:line draw:style-name="gr9" draw:text-style-name="P2" draw:layer="layout" svg:x1="19.2cm" svg:y1="11.5cm" svg:x2="21.5cm" svg:y2="6.7cm">
          <text:p/>
        </draw:line>
        <draw:line draw:style-name="gr10" draw:text-style-name="P2" draw:layer="layout" svg:x1="24cm" svg:y1="14.9cm" svg:x2="26.3cm" svg:y2="13.6cm">
          <text:p/>
        </draw:line>
        <draw:line draw:style-name="gr10" draw:text-style-name="P1" draw:layer="layout" svg:x1="24cm" svg:y1="8cm" svg:x2="24cm" svg:y2="15cm">
          <text:p/>
        </draw:line>
        <draw:line draw:style-name="gr9" draw:text-style-name="P2" draw:layer="layout" svg:x1="19.3cm" svg:y1="11.4cm" svg:x2="24.1cm" svg:y2="8cm">
          <text:p/>
        </draw:line>
        <draw:line draw:style-name="gr9" draw:text-style-name="P2" draw:layer="layout" svg:x1="19.3cm" svg:y1="14.9cm" svg:x2="23.9cm" svg:y2="14.9cm">
          <text:p/>
        </draw:line>
        <draw:line draw:style-name="gr9" draw:text-style-name="P2" draw:layer="layout" svg:x1="21.7cm" svg:y1="13.6cm" svg:x2="26.3cm" svg:y2="13.6cm">
          <text:p/>
        </draw:line>
        <draw:line draw:style-name="gr9" draw:text-style-name="P2" draw:layer="layout" svg:x1="21.5cm" svg:y1="6.6cm" svg:x2="26.4cm" svg:y2="2.9cm">
          <text:p/>
        </draw:line>
        <draw:line draw:style-name="gr8" draw:text-style-name="P2" draw:layer="layout" svg:x1="26.3cm" svg:y1="2.9cm" svg:x2="23.9cm" svg:y2="8.3cm">
          <text:p/>
        </draw:line>
        <draw:frame draw:style-name="gr5" draw:layer="layout" svg:width="4.058cm" svg:height="0.962cm" svg:x="1.242cm" svg:y="1.138cm">
          <draw:text-box>
            <text:p>Elemento #9</text:p>
          </draw:text-box>
        </draw:frame>
        <draw:frame draw:style-name="gr5" draw:text-style-name="P4" draw:layer="layout" svg:width="4.828cm" svg:height="4.075cm" svg:x="1.3cm" svg:y="2.333cm">
          <draw:text-box>
            <text:p><text:span text:style-name="T2">No 1: (i+2 , j+2 , k <text:s text:c="5"/>)</text:span></text:p>
            <text:p><text:span text:style-name="T2">No 2: (i+3 , j+2 , k <text:s text:c="5"/>)</text:span></text:p>
            <text:p><text:span text:style-name="T2">No 3: (i+3 , j+3 , k <text:s text:c="5"/>)</text:span></text:p>
            <text:p><text:span text:style-name="T2">No 4: (i+2 , j+3 , k <text:s text:c="5"/>)</text:span></text:p>
            <text:p><text:span text:style-name="T2">No 5: (i+2 , j+2 , k+1 <text:s/>)</text:span></text:p>
            <text:p><text:span text:style-name="T2">No 6: (i+3 , j+2 , k+2 <text:s/>)</text:span></text:p>
            <text:p><text:span text:style-name="T2">No 7: (i+3 , j+3 , k+3 <text:s/>)</text:span></text:p>
            <text:p><text:span text:style-name="T2">No 8: (i+2 , j+3 , k+2 <text:s/>)</text:span></text:p>
          </draw:text-box>
        </draw:frame>
      </draw:page>
      <draw:page draw:name="page1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11.7cm" svg:y1="12.9cm" svg:x2="16.5cm" svg:y2="13cm">
          <text:p/>
        </draw:line>
        <draw:line draw:style-name="gr9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11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line draw:style-name="gr9" draw:text-style-name="P1" draw:layer="layout" svg:x1="13cm" svg:y1="11.5cm" svg:x2="16.4cm" svg:y2="13.1cm">
          <text:p/>
        </draw:line>
        <draw:line draw:style-name="gr9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11" draw:text-style-name="P1" draw:layer="layout" svg:x1="17.8cm" svg:y1="7.8cm" svg:x2="13cm" svg:y2="11.5cm">
          <text:p/>
        </draw:line>
        <draw:line draw:style-name="gr11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9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11" draw:text-style-name="P2" draw:layer="layout" svg:x1="17cm" svg:y1="6.6cm" svg:x2="12.9cm" svg:y2="2.9cm">
          <text:p/>
        </draw:line>
        <draw:line draw:style-name="gr9" draw:text-style-name="P2" draw:layer="layout" svg:x1="17cm" svg:y1="6.6cm" svg:x2="21.5cm" svg:y2="6.6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11" draw:text-style-name="P2" draw:layer="layout" svg:x1="21.5cm" svg:y1="6.6cm" svg:x2="26.4cm" svg:y2="2.9cm">
          <text:p/>
        </draw:line>
        <draw:line draw:style-name="gr11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layer="layout" svg:width="4.409cm" svg:height="0.962cm" svg:x="1.242cm" svg:y="1.138cm">
          <draw:text-box>
            <text:p>Elemento #10</text:p>
          </draw:text-box>
        </draw:frame>
        <draw:frame draw:style-name="gr5" draw:text-style-name="P4" draw:layer="layout" svg:width="4.828cm" svg:height="4.075cm" svg:x="1.3cm" svg:y="2.234cm">
          <draw:text-box>
            <text:p><text:span text:style-name="T2">No 1: (i+1 , j+1 , k+1 <text:s/>)</text:span></text:p>
            <text:p><text:span text:style-name="T2">No 2: (i+2 , j+1 , k+1 <text:s/>)</text:span></text:p>
            <text:p><text:span text:style-name="T2">No 3: (i+2 , j+2 , k+1 <text:s/>)</text:span></text:p>
            <text:p><text:span text:style-name="T2">No 4: (i+1 , j+3 , k+1 <text:s/>)</text:span></text:p>
            <text:p><text:span text:style-name="T2">No 5: (i+1 , j <text:s text:c="4"/>, k+2 <text:s/>)</text:span></text:p>
            <text:p><text:span text:style-name="T2">No 6: (i+2 , j <text:s text:c="4"/>, k+2 <text:s/>)</text:span></text:p>
            <text:p><text:span text:style-name="T2">No 7: (i+2 , j+3 , k+2 <text:s/>)</text:span></text:p>
            <text:p><text:span text:style-name="T2">No 8: (i+1 , j+3 , k+2 <text:s/>)</text:span></text:p>
          </draw:text-box>
        </draw:frame>
      </draw:page>
      <draw:page draw:name="page1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8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9" draw:text-style-name="P1" draw:layer="layout" svg:x1="4.4cm" svg:y1="7.8cm" svg:x2="8.4cm" svg:y2="11.5cm">
          <text:p/>
        </draw:line>
        <draw:line draw:style-name="gr9" draw:text-style-name="P1" draw:layer="layout" svg:x1="4.4cm" svg:y1="7.8cm" svg:x2="7.6cm" svg:y2="9.6cm">
          <text:p/>
        </draw:line>
        <draw:line draw:style-name="gr9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line draw:style-name="gr11" draw:text-style-name="P1" draw:layer="layout" svg:x1="13cm" svg:y1="11.5cm" svg:x2="16.4cm" svg:y2="13.1cm">
          <text:p/>
        </draw:line>
        <draw:line draw:style-name="gr11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11" draw:text-style-name="P1" draw:layer="layout" svg:x1="17.8cm" svg:y1="7.8cm" svg:x2="13cm" svg:y2="11.5cm">
          <text:p/>
        </draw:line>
        <draw:line draw:style-name="gr11" draw:text-style-name="P1" draw:layer="layout" svg:x1="17.8cm" svg:y1="7.8cm" svg:x2="20.9cm" svg:y2="9.9cm">
          <text:p/>
        </draw:line>
        <draw:line draw:style-name="gr9" draw:text-style-name="P1" draw:layer="layout" svg:x1="7.6cm" svg:y1="9.6cm" svg:x2="10.7cm" svg:y2="7.9cm">
          <text:p/>
        </draw:line>
        <draw:line draw:style-name="gr11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9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9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line draw:style-name="gr11" draw:text-style-name="P2" draw:layer="layout" svg:x1="17cm" svg:y1="6.6cm" svg:x2="21.5cm" svg:y2="6.6cm">
          <text:p/>
        </draw:line>
        <draw:line draw:style-name="gr9" draw:text-style-name="P2" draw:layer="layout" svg:x1="14.5cm" svg:y1="11.4cm" svg:x2="17cm" svg:y2="6.6cm">
          <text:p/>
        </draw:line>
        <draw:line draw:style-name="gr11" draw:text-style-name="P2" draw:layer="layout" svg:x1="19.2cm" svg:y1="11.5cm" svg:x2="21.5cm" svg:y2="6.7cm">
          <text:p/>
        </draw:line>
        <draw:line draw:style-name="gr11" draw:text-style-name="P2" draw:layer="layout" svg:x1="21.5cm" svg:y1="6.6cm" svg:x2="26.4cm" svg:y2="2.9cm">
          <text:p/>
        </draw:line>
        <draw:line draw:style-name="gr11" draw:text-style-name="P2" draw:layer="layout" svg:x1="26.3cm" svg:y1="2.9cm" svg:x2="23.9cm" svg:y2="8cm">
          <text:p/>
        </draw:line>
        <draw:line draw:style-name="gr11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1</text:span></text:p>
          </draw:text-box>
        </draw:frame>
        <draw:frame draw:style-name="gr5" draw:text-style-name="P4" draw:layer="layout" svg:width="4.828cm" svg:height="4.075cm" svg:x="1.3cm" svg:y="2.235cm">
          <draw:text-box>
            <text:p><text:span text:style-name="T2">No 1: (i <text:s text:c="4"/>, j+1 , k+2 <text:s/>)</text:span></text:p>
            <text:p><text:span text:style-name="T2">No 2: (i+1 , j+1 , k+1 <text:s/>)</text:span></text:p>
            <text:p><text:span text:style-name="T2">No 3: (i+1 , j+2 , k+1 <text:s/>)</text:span></text:p>
            <text:p><text:span text:style-name="T2">No 4: (i <text:s text:c="4"/>, j+2 , k+2 <text:s/>)</text:span></text:p>
            <text:p><text:span text:style-name="T2">No 5: (i <text:s text:c="4"/>, j <text:s text:c="4"/>, k+3 <text:s/>)</text:span></text:p>
            <text:p><text:span text:style-name="T2">No 6: (i+1 , j <text:s text:c="4"/>, k+2 <text:s/>)</text:span></text:p>
            <text:p><text:span text:style-name="T2">No 7: (i+1 , j+3 , k+2 <text:s/>)</text:span></text:p>
            <text:p><text:span text:style-name="T2">No 8: (i <text:s text:c="4"/>, j+3 , k+3 <text:s/>)</text:span></text:p>
          </draw:text-box>
        </draw:frame>
      </draw:page>
      <draw:page draw:name="page1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8" draw:text-style-name="P1" draw:layer="layout" svg:x1="17.8cm" svg:y1="7.9cm" svg:x2="26.3cm" svg:y2="3cm">
          <text:p/>
        </draw:line>
        <draw:line draw:style-name="gr13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1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11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11" draw:text-style-name="P1" draw:layer="layout" svg:x1="8.4cm" svg:y1="11.4cm" svg:x2="11.8cm" svg:y2="13.1cm">
          <text:p/>
        </draw:line>
        <draw:line draw:style-name="gr9" draw:text-style-name="P1" draw:layer="layout" svg:x1="13cm" svg:y1="11.5cm" svg:x2="16.4cm" svg:y2="13.1cm">
          <text:p/>
        </draw:line>
        <draw:line draw:style-name="gr11" draw:text-style-name="P1" draw:layer="layout" svg:x1="8.4cm" svg:y1="11.4cm" svg:x2="13cm" svg:y2="11.5cm">
          <text:p/>
        </draw:line>
        <draw:line draw:style-name="gr9" draw:text-style-name="P1" draw:layer="layout" svg:x1="20.9cm" svg:y1="9.8cm" svg:x2="16.4cm" svg:y2="13.1cm">
          <text:p/>
        </draw:line>
        <draw:line draw:style-name="gr10" draw:text-style-name="P1" draw:layer="layout" svg:x1="17.8cm" svg:y1="7.8cm" svg:x2="13cm" svg:y2="11.5cm">
          <text:p/>
        </draw:line>
        <draw:line draw:style-name="gr10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9" draw:text-style-name="P1" draw:layer="layout" svg:x1="16.3cm" svg:y1="13.1cm" svg:x2="19.4cm" svg:y2="11.4cm">
          <text:p/>
        </draw:line>
        <draw:line draw:style-name="gr10" draw:text-style-name="P1" draw:layer="layout" svg:x1="20.8cm" svg:y1="9.9cm" svg:x2="23.9cm" svg:y2="8cm">
          <text:p/>
        </draw:line>
        <draw:line draw:style-name="gr9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11" draw:text-style-name="P2" draw:layer="layout" svg:x1="17cm" svg:y1="6.6cm" svg:x2="12.9cm" svg:y2="2.9cm">
          <text:p/>
        </draw:line>
        <draw:line draw:style-name="gr11" draw:text-style-name="P2" draw:layer="layout" svg:x1="17cm" svg:y1="6.6cm" svg:x2="21.5cm" svg:y2="6.6cm">
          <text:p/>
        </draw:line>
        <draw:line draw:style-name="gr11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9" draw:text-style-name="P2" draw:layer="layout" svg:x1="21.5cm" svg:y1="6.6cm" svg:x2="26.4cm" svg:y2="2.9cm">
          <text:p/>
        </draw:line>
        <draw:line draw:style-name="gr10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11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2</text:span></text:p>
          </draw:text-box>
        </draw:frame>
        <draw:frame draw:style-name="gr5" draw:text-style-name="P4" draw:layer="layout" svg:width="4.828cm" svg:height="4.075cm" svg:x="1.3cm" svg:y="2.236cm">
          <draw:text-box>
            <text:p><text:span text:style-name="T2">No 1: (i+2 , j+1, <text:s/>k+1 <text:s/>)</text:span></text:p>
            <text:p><text:span text:style-name="T2">No 2: (i+3 , j+1 , k+2 <text:s/>)</text:span></text:p>
            <text:p><text:span text:style-name="T2">No 3: (i+3 , j+2 , k+2 <text:s/>)</text:span></text:p>
            <text:p><text:span text:style-name="T2">No 4: (i+2 , j+2 , k+1 <text:s/>)</text:span></text:p>
            <text:p><text:span text:style-name="T2">No 5: (i+2 , j <text:s text:c="4"/>, k+2 <text:s/>)</text:span></text:p>
            <text:p><text:span text:style-name="T2">No 6: (i+3 , j <text:s text:c="4"/>, k+3 <text:s/>)</text:span></text:p>
            <text:p><text:span text:style-name="T2">No 7: (i+3 , j+3 , k+3 <text:s/>)</text:span></text:p>
            <text:p><text:span text:style-name="T2">No 8: (i+2 , j+3 , k+2 <text:s/>)</text:span></text:p>
          </draw:text-box>
        </draw:frame>
      </draw:page>
      <draw:page draw:name="page1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8" draw:text-style-name="P1" draw:layer="layout" svg:x1="4.4cm" svg:y1="7.8cm" svg:x2="17.8cm" svg:y2="7.9cm">
          <text:p/>
        </draw:line>
        <draw:line draw:style-name="gr8" draw:text-style-name="P1" draw:layer="layout" svg:x1="17.8cm" svg:y1="7.9cm" svg:x2="26.3cm" svg:y2="3cm">
          <text:p/>
        </draw:line>
        <draw:line draw:style-name="gr8" draw:text-style-name="P1" draw:layer="layout" svg:x1="4.4cm" svg:y1="7.8cm" svg:x2="12.9cm" svg:y2="2.9cm">
          <text:p/>
        </draw:line>
        <draw:line draw:style-name="gr8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1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9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11" draw:text-style-name="P1" draw:layer="layout" svg:x1="8.4cm" svg:y1="11.4cm" svg:x2="11.8cm" svg:y2="13.1cm">
          <text:p/>
        </draw:line>
        <draw:line draw:style-name="gr11" draw:text-style-name="P1" draw:layer="layout" svg:x1="13cm" svg:y1="11.5cm" svg:x2="16.4cm" svg:y2="13.1cm">
          <text:p/>
        </draw:line>
        <draw:line draw:style-name="gr9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9" draw:text-style-name="P1" draw:layer="layout" svg:x1="17.8cm" svg:y1="7.8cm" svg:x2="13cm" svg:y2="11.5cm">
          <text:p/>
        </draw:line>
        <draw:line draw:style-name="gr12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11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1.041cm" svg:y1="16.665cm" svg:x2="21.041cm" svg:y2="6.0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line draw:style-name="gr9" draw:text-style-name="P2" draw:layer="layout" svg:x1="17cm" svg:y1="6.6cm" svg:x2="21.5cm" svg:y2="6.6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9.2cm" svg:y1="11.5cm" svg:x2="21.5cm" svg:y2="6.7cm">
          <text:p/>
        </draw:line>
        <draw:line draw:style-name="gr9" draw:text-style-name="P2" draw:layer="layout" svg:x1="21.5cm" svg:y1="6.6cm" svg:x2="26.4cm" svg:y2="2.9cm">
          <text:p/>
        </draw:line>
        <draw:line draw:style-name="gr12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3</text:span></text:p>
          </draw:text-box>
        </draw:frame>
        <draw:frame draw:style-name="gr5" draw:text-style-name="P4" draw:layer="layout" svg:width="4.828cm" svg:height="4.075cm" svg:x="1.3cm" svg:y="2.237cm">
          <draw:text-box>
            <text:p><text:span text:style-name="T2">No 1: (i+1 , j <text:s text:c="3"/>, <text:s/>k+2 <text:s/>)</text:span></text:p>
            <text:p><text:span text:style-name="T2">No 2: (i+2 , j <text:s text:c="3"/>, k+2 <text:s/>)</text:span></text:p>
            <text:p><text:span text:style-name="T2">No 3: (i+2 , j+3 , k+2 <text:s/>)</text:span></text:p>
            <text:p><text:span text:style-name="T2">No 4: (i+1 , j+3 , k+2 <text:s/>)</text:span></text:p>
            <text:p><text:span text:style-name="T2">No 5: (i <text:s text:c="5"/>,j <text:s text:c="3"/>, k+3 <text:s/>)</text:span></text:p>
            <text:p><text:span text:style-name="T2">No 6: (i+3 , j <text:s text:c="4"/>, k+3 <text:s/>)</text:span></text:p>
            <text:p><text:span text:style-name="T2">No 7: (i+3 , j+3 , k+3 <text:s/>)</text:span></text:p>
            <text:p><text:span text:style-name="T2">No 8: (i <text:s text:c="4"/>, j+3 , k+3 <text:s/>)</text:span></text:p>
          </draw:text-box>
        </draw:frame>
      </draw:page>
      <draw:page draw:name="page15" draw:style-name="dp1" draw:master-page-name="Padrão">
        <draw:line draw:style-name="gr1" draw:text-style-name="P1" draw:layer="layout" svg:x1="16.575cm" svg:y1="11.442cm" svg:x2="23.018cm" svg:y2="11.497cm">
          <text:p/>
        </draw:line>
        <draw:line draw:style-name="gr2" draw:text-style-name="P1" draw:layer="layout" svg:x1="16.575cm" svg:y1="11.442cm" svg:x2="20.662cm" svg:y2="8.742cm">
          <text:p/>
        </draw:line>
        <draw:line draw:style-name="gr1" draw:text-style-name="P1" draw:layer="layout" svg:x1="23.018cm" svg:y1="11.497cm" svg:x2="27.105cm" svg:y2="8.797cm">
          <text:p/>
        </draw:line>
        <draw:line draw:style-name="gr2" draw:text-style-name="P1" draw:layer="layout" svg:x1="20.662cm" svg:y1="8.742cm" svg:x2="27.105cm" svg:y2="8.797cm">
          <text:p/>
        </draw:line>
        <draw:line draw:style-name="gr1" draw:text-style-name="P1" draw:layer="layout" svg:x1="16.575cm" svg:y1="11.442cm" svg:x2="16.575cm" svg:y2="5.6cm">
          <text:p/>
        </draw:line>
        <draw:line draw:style-name="gr1" draw:text-style-name="P1" draw:layer="layout" svg:x1="23.018cm" svg:y1="11.498cm" svg:x2="23.018cm" svg:y2="5.656cm">
          <text:p/>
        </draw:line>
        <draw:line draw:style-name="gr1" draw:text-style-name="P1" draw:layer="layout" svg:x1="27.104cm" svg:y1="8.797cm" svg:x2="27.104cm" svg:y2="2.955cm">
          <text:p/>
        </draw:line>
        <draw:line draw:style-name="gr1" draw:text-style-name="P1" draw:layer="layout" svg:x1="16.575cm" svg:y1="5.6cm" svg:x2="23.018cm" svg:y2="5.655cm">
          <text:p/>
        </draw:line>
        <draw:line draw:style-name="gr1" draw:text-style-name="P1" draw:layer="layout" svg:x1="23.018cm" svg:y1="5.655cm" svg:x2="27.105cm" svg:y2="2.955cm">
          <text:p/>
        </draw:line>
        <draw:line draw:style-name="gr1" draw:text-style-name="P1" draw:layer="layout" svg:x1="16.575cm" svg:y1="5.6cm" svg:x2="20.662cm" svg:y2="2.9cm">
          <text:p/>
        </draw:line>
        <draw:line draw:style-name="gr1" draw:text-style-name="P1" draw:layer="layout" svg:x1="20.662cm" svg:y1="2.9cm" svg:x2="27.105cm" svg:y2="2.955cm">
          <text:p/>
        </draw:line>
        <draw:line draw:style-name="gr2" draw:text-style-name="P1" draw:layer="layout" svg:x1="20.662cm" svg:y1="8.742cm" svg:x2="20.662cm" svg:y2="2.9cm">
          <text:p/>
        </draw:line>
        <draw:line draw:style-name="gr4" draw:text-style-name="P2" draw:layer="layout" svg:x1="25.854cm" svg:y1="11.718cm" svg:x2="25.854cm" svg:y2="10.23cm">
          <text:p/>
        </draw:line>
        <draw:line draw:style-name="gr4" draw:text-style-name="P2" draw:layer="layout" svg:x1="25.854cm" svg:y1="11.718cm" svg:x2="27.393cm" svg:y2="11.663cm">
          <text:p/>
        </draw:line>
        <draw:line draw:style-name="gr4" draw:text-style-name="P2" draw:layer="layout" svg:x1="25.854cm" svg:y1="11.718cm" svg:x2="26.912cm" svg:y2="10.726cm">
          <text:p/>
        </draw:line>
        <draw:frame draw:style-name="gr14" draw:text-style-name="P6" draw:layer="layout" svg:width="0.68cm" svg:height="0.962cm" svg:x="27.201cm" svg:y="11.718cm">
          <draw:text-box>
            <text:p text:style-name="P5"><text:span text:style-name="T1">i</text:span></text:p>
          </draw:text-box>
        </draw:frame>
        <draw:frame draw:style-name="gr15" draw:text-style-name="P6" draw:layer="layout" svg:width="0.68cm" svg:height="0.962cm" svg:x="26.893cm" svg:y="10.828cm">
          <draw:text-box>
            <text:p text:style-name="P5"><text:span text:style-name="T1">j</text:span></text:p>
          </draw:text-box>
        </draw:frame>
        <draw:frame draw:style-name="gr16" draw:text-style-name="P6" draw:layer="layout" svg:width="0.459cm" svg:height="0.962cm" svg:x="25.2cm" svg:y="10.2cm">
          <draw:text-box>
            <text:p text:style-name="P5"><text:span text:style-name="T1">k</text:span></text:p>
          </draw:text-box>
        </draw:frame>
        <draw:frame draw:style-name="gr17" draw:text-style-name="P6" draw:layer="layout" svg:width="1.277cm" svg:height="0.962cm" svg:x="16.1cm" svg:y="11.497cm">
          <draw:text-box>
            <text:p text:style-name="P5"><text:span text:style-name="T1">(0)</text:span></text:p>
          </draw:text-box>
        </draw:frame>
        <draw:frame draw:style-name="gr18" draw:text-style-name="P6" draw:layer="layout" svg:width="1.277cm" svg:height="0.962cm" svg:x="22.5cm" svg:y="11.519cm">
          <draw:text-box>
            <text:p text:style-name="P5"><text:span text:style-name="T1">(1)</text:span></text:p>
          </draw:text-box>
        </draw:frame>
        <draw:frame draw:style-name="gr19" draw:text-style-name="P6" draw:layer="layout" svg:width="1.277cm" svg:height="0.962cm" svg:x="26.971cm" svg:y="8.908cm">
          <draw:text-box>
            <text:p text:style-name="P5"><text:span text:style-name="T1">(2)</text:span></text:p>
          </draw:text-box>
        </draw:frame>
        <draw:frame draw:style-name="gr18" draw:text-style-name="P6" draw:layer="layout" svg:width="1.277cm" svg:height="0.962cm" svg:x="20.566cm" svg:y="8.818cm">
          <draw:text-box>
            <text:p text:style-name="P5"><text:span text:style-name="T1">(3)</text:span></text:p>
          </draw:text-box>
        </draw:frame>
        <draw:frame draw:style-name="gr17" draw:text-style-name="P6" draw:layer="layout" svg:width="1.277cm" svg:height="0.962cm" svg:x="16.623cm" svg:y="5.677cm">
          <draw:text-box>
            <text:p text:style-name="P5"><text:span text:style-name="T1">(4)</text:span></text:p>
          </draw:text-box>
        </draw:frame>
        <draw:frame draw:style-name="gr19" draw:text-style-name="P6" draw:layer="layout" svg:width="1.277cm" svg:height="0.962cm" svg:x="23.125cm" svg:y="5.711cm">
          <draw:text-box>
            <text:p text:style-name="P5"><text:span text:style-name="T1">(5)</text:span></text:p>
          </draw:text-box>
        </draw:frame>
        <draw:frame draw:style-name="gr17" draw:text-style-name="P6" draw:layer="layout" svg:width="1.277cm" svg:height="0.962cm" svg:x="27.152cm" svg:y="2.9cm">
          <draw:text-box>
            <text:p text:style-name="P5"><text:span text:style-name="T1">(6)</text:span></text:p>
          </draw:text-box>
        </draw:frame>
        <draw:frame draw:style-name="gr17" draw:text-style-name="P6" draw:layer="layout" svg:width="1.277cm" svg:height="0.962cm" svg:x="20.71cm" svg:y="2.921cm">
          <draw:text-box>
            <text:p text:style-name="P5"><text:span text:style-name="T1">(7)</text:span></text:p>
          </draw:text-box>
        </draw:frame>
        <draw:frame draw:style-name="gr20" draw:layer="layout" svg:width="6.539cm" svg:height="4.517cm" svg:x="1.7cm" svg:y="2cm">
          <draw:text-box>
            <text:p>Left face: [0,4,7,3]</text:p>
            <text:p>Righ face: [1,2,6,5]</text:p>
            <text:p>Back face: [0,1,5,4]</text:p>
            <text:p>Front face: [3,2,6,7]</text:p>
            <text:p>Bottom face: [0,1,2,3]</text:p>
            <text:p>Top face: [4,5,6,7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03-23T10:15:48.197980892</meta:creation-date>
    <dc:date>2015-04-14T16:40:03.857670528</dc:date>
    <dc:creator>Jose </dc:creator>
    <meta:editing-duration>PT3H47M14S</meta:editing-duration>
    <meta:editing-cycles>18</meta:editing-cycles>
    <meta:generator>LibreOffice/4.2.7.2$Linux_X86_64 LibreOffice_project/420m0$Build-2</meta:generator>
    <meta:document-statistic meta:object-count="631"/>
  </office:meta>
</office:document-meta>
</file>